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mon man page</text:p>
      <text:p text:style-name="Standard"/>
      <text:p text:style-name="Standard">Description:</text:p>
      <text:p text:style-name="Standard"><text:tab/>repmon is a command line interface on Solaris to monitor the replication instances.</text:p>
      <text:p text:style-name="Standard"/>
      <text:p text:style-name="Standard">Usage: </text:p>
      <text:p text:style-name="Standard"><text:tab/>repmon &lt;subcommand&gt; [options] [ operand ] </text:p>
      <text:p text:style-name="Standard"/>
      <text:p text:style-name="Standard">Subcommand:</text:p>
      <text:p text:style-name="Standard"><text:tab/>The following subcommands are supported by repmon:</text:p>
      <text:p text:style-name="Standard"><text:tab/>start<text:tab/><text:tab/><text:tab/>start the monitor and configure the monitor according to its configuration file.</text:p>
      <text:p text:style-name="Standard"><text:tab/>stop<text:tab/><text:tab/><text:tab/>stop the monitor</text:p>
      <text:p text:style-name="Standard"><text:tab/>monitor<text:tab/><text:tab/>manually configure the monitor.</text:p>
      <text:p text:style-name="Standard"/>
      <text:p text:style-name="Standard">Options:</text:p>
      <text:p text:style-name="Standard"><text:tab/>The following options are supported:</text:p>
      <text:p text:style-name="Standard"><text:tab/>-V<text:tab/><text:tab/><text:tab/>show the version information.</text:p>
      <text:p text:style-name="Standard"><text:tab/>-d<text:tab/><text:tab/><text:tab/>run the monitor as a daemon.</text:p>
      <text:p text:style-name="Standard"><text:tab/>-h<text:tab/><text:tab/><text:tab/>display the usage information.</text:p>
      <text:p text:style-name="Standard"/>
      <text:p text:style-name="Standard">Examples:</text:p>
      <text:p text:style-name="Standard"><text:tab/>list the version info.</text:p>
      <text:p text:style-name="Standard"><text:tab/>#repmon -V</text:p>
      <text:p text:style-name="Standard"/>
      <text:p text:style-name="Standard"><text:tab/>list the usage info.</text:p>
      <text:p text:style-name="Standard"><text:tab/>#repmon -h</text:p>
      <text:p text:style-name="Standard"/>
      <text:p text:style-name="Standard"><text:tab/>manually configure the monitor and run i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von </meta:initial-creator>
    <meta:creation-date>2014-10-08T14:25:19</meta:creation-date>
    <dc:date>2014-10-31T16:36:56</dc:date>
    <dc:creator>Jevon </dc:creator>
    <meta:editing-duration>PT46M4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1" meta:word-count="97" meta:character-count="645" meta:non-whitespace-character-count="540"/>
  </office:meta>
</office:document-meta>
</file>